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language="ru" fo:country="RU" fo:font-weight="normal" style:font-name-asian="Times New Roman1" style:font-size-asian="9pt" style:language-asian="zh" style:country-asian="CN" style:font-weight-asian="normal" style:font-name-complex="Times New Roman1" style:font-size-complex="9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Times New Roman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8" style:family="text">
      <style:text-properties fo:color="#000000" loext:opacity="100%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9" style:family="text">
      <style:text-properties fo:color="#000000" loext:opacity="100%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0" style:family="text">
      <style:text-properties fo:color="#000000" loext:opacity="100%" fo:font-size="14pt" fo:language="ru" fo:country="RU" fo:font-style="normal" fo:font-weight="normal" style:letter-kerning="false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" style:family="text">
      <style:text-properties fo:color="#000000" loext:opacity="100%" fo:font-size="14pt" style:font-size-asian="14pt" style:font-size-complex="14pt" style:font-weight-complex="bold"/>
    </style:style>
    <style:style style:name="T12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language="ru" fo:country="RU" fo:font-style="normal" fo:font-weight="normal" style:letter-kerning="false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7" style:family="text">
      <style:text-properties fo:color="#000000" loext:opacity="100%" style:font-name="Times New Roman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18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000000" loext:opacity="100%" style:font-name="monospace" fo:font-size="9pt" fo:language="ru" fo:country="RU" fo:font-weight="normal" style:font-name-asian="Times New Roman1" style:font-size-asian="9pt" style:language-asian="zh" style:country-asian="CN" style:font-weight-asian="normal" style:font-name-complex="Times New Roman1" style:font-size-complex="9pt" style:language-complex="ar" style:country-complex="SA" style:font-weight-complex="normal"/>
    </style:style>
    <style:style style:name="T21" style:family="text">
      <style:text-properties fo:font-variant="normal" fo:text-transform="none" fo:color="#000000" loext:opacity="100%" fo:font-size="14pt" style:font-size-asian="14pt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25" style:family="text">
      <style:text-properties fo:font-size="14pt" fo:font-weight="bold" style:font-size-asian="14pt" style:font-weight-asian="bold" style:font-size-complex="14pt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5">Кафедра </text:span><text:span text:style-name="T7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4"><text:span text:style-name="Название_20_книги"><text:span text:style-name="T2">отчет</text:span></text:span></text:p>
      <text:p text:style-name="P3"><text:span text:style-name="T5">по лабораторной работе №5</text:span></text:p>
      <text:p text:style-name="P3"><text:span text:style-name="T5">по дисциплине «</text:span><text:span text:style-name="T7">Организация ЭВМ и систем</text:span><text:span text:style-name="T5">»</text:span></text:p>
      <text:p text:style-name="P3"><text:span text:style-name="Название_20_книги"><text:span text:style-name="T21">Тема: Разработка собственного прерывани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22">Студент гр. </text:span><text:span text:style-name="T24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3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1">Санкт-Петербург</text:span></text:p>
      <text:p text:style-name="P3"><text:span text:style-name="T11">2021</text:span></text:p>
      <text:p text:style-name="P11"><text:span text:style-name="T5">Цель работы.</text:span></text:p>
      <text:p text:style-name="P12"><text:span text:style-name="T9">Написать программу, заменяющую обработчик прерывания от системного таймера на обработчик, выводящий звуковой сигнал. По завершении программа должна восстановить старый обработчик прерывания.</text:span></text:p>
      <text:p text:style-name="P13"/>
      <text:p text:style-name="P12"><text:span text:style-name="T9">Вариант 11.</text:span></text:p>
      <text:p text:style-name="P15"/>
      <text:p text:style-name="P12"><text:span text:style-name="T6">Ход работы.</text:span></text:p>
      <text:p text:style-name="P12"><text:span text:style-name="T12">Была написана функция interfunction, являющаяся обработчиком прерывания. Она выводит звук частоты 100.</text:span></text:p>
      <text:p text:style-name="P12"><text:span text:style-name="T12">Была написана функция disable_sound, отключающая звук.</text:span></text:p>
      <text:p text:style-name="P12"><text:span text:style-name="T12">В главной функции происходит считывание текущего обработчика прерывания таймера (номер вектора 08h) и установка нового обработчика прерывания (функция interfunction). Затем программа ждёт нажатия пользователем любой кнопки клавиатуры. После этого она возвращает старый обработчик прерывания, вызывает функцию disable_sound и завершается.</text:span></text:p>
      <text:p text:style-name="P14"/>
      <text:p text:style-name="P12"><text:span text:style-name="T5">Выводы.</text:span></text:p>
      <text:p text:style-name="P12"><text:span text:style-name="T26">Был написан обработчик прерывания interfunction, издающий звук.</text:span></text:p>
      <text:p text:style-name="P12"><text:span text:style-name="T10">Была написана программа, издающая звук при прерывании от системного таймера. Перед завершением программа возвращает старый обработчик прерывания и отключает звук, который мог включить interfunction.</text:span></text:p>
      <text:p text:style-name="P16"><text:span text:style-name="T6">ПРИЛОЖЕНИЕ </text:span><text:span text:style-name="T8">А</text:span></text:p>
      <text:p text:style-name="P17"><text:span text:style-name="T6">Исходный </text:span><text:span text:style-name="T8">код программы</text:span></text:p>
      <text:p text:style-name="P19"/>
      <text:p text:style-name="P18"><text:span text:style-name="T19">DOSSEG</text:span></text:p>
      <text:p text:style-name="P18"><text:span text:style-name="T19"/></text:p>
      <text:p text:style-name="P18"><text:span text:style-name="T19">.MODEL SMalL</text:span></text:p>
      <text:p text:style-name="P18"><text:span text:style-name="T19"/></text:p>
      <text:p text:style-name="P18"><text:span text:style-name="T19">.STaCK 100h</text:span></text:p>
      <text:p text:style-name="P18"><text:span text:style-name="T19"/></text:p>
      <text:p text:style-name="P18"><text:span text:style-name="T19">.DaTa</text:span></text:p>
      <text:p text:style-name="P18"><text:span text:style-name="T19"/></text:p>
      <text:p text:style-name="P18"><text:span text:style-name="T19">keep_cs dw 0</text:span></text:p>
      <text:p text:style-name="P18"><text:span text:style-name="T19">keep_ip dw 0</text:span></text:p>
      <text:p text:style-name="P18"><text:span text:style-name="T19"/></text:p>
      <text:p text:style-name="P18"><text:span text:style-name="T19">; номер вектора прерывания</text:span></text:p>
      <text:p text:style-name="P18"><text:span text:style-name="T19">vector_n db 08h</text:span></text:p>
      <text:p text:style-name="P18"><text:span text:style-name="T19"/></text:p>
      <text:p text:style-name="P18"><text:span text:style-name="T19">.CODE</text:span></text:p>
      <text:p text:style-name="P18"><text:span text:style-name="T19"/></text:p>
      <text:p text:style-name="P18"><text:span text:style-name="T19">; функция-обработчик прерывания</text:span></text:p>
      <text:p text:style-name="P18"><text:span text:style-name="T19">; void interruption();</text:span></text:p>
      <text:p text:style-name="P18"><text:span text:style-name="T19">interfunction proc far</text:span></text:p>
      <text:p text:style-name="P18"><text:span text:style-name="T19"/></text:p>
      <text:p text:style-name="P18"><text:span text:style-name="T19"><text:s text:c="5"/>jmp interfunction_start</text:span></text:p>
      <text:p text:style-name="P18"><text:span text:style-name="T19"/></text:p>
      <text:p text:style-name="P18"><text:span text:style-name="T19">interfunction_keep_ss dw 0</text:span></text:p>
      <text:p text:style-name="P18"><text:span text:style-name="T19">interfunction_keep_sp dw 0</text:span></text:p>
      <text:p text:style-name="P18"><text:span text:style-name="T19">interfunction_stack db 40 dup('#')</text:span></text:p>
      <text:p text:style-name="P18"><text:span text:style-name="T19">interfunction_stack_end:</text:span></text:p>
      <text:p text:style-name="P18"><text:span text:style-name="T19"/></text:p>
      <text:p text:style-name="P18"><text:span text:style-name="T19">interfunction_start:</text:span></text:p>
      <text:p text:style-name="P18"><text:span text:style-name="T19"/></text:p>
      <text:p text:style-name="P18"><text:span text:style-name="T19"><text:s text:c="4"/>; сохраняем стек</text:span></text:p>
      <text:p text:style-name="P18"><text:span text:style-name="T19"><text:s text:c="4"/>mov interfunction_keep_ss, ss</text:span></text:p>
      <text:p text:style-name="P18"><text:span text:style-name="T19"><text:s text:c="4"/>mov interfunction_keep_sp, sp</text:span></text:p>
      <text:p text:style-name="P18"><text:span text:style-name="T19"/></text:p>
      <text:p text:style-name="P18"><text:span text:style-name="T19"><text:s text:c="4"/>; устанавливаем новый стек</text:span></text:p>
      <text:p text:style-name="P18"><text:span text:style-name="T19"><text:s text:c="4"/>mov sp, seg interfunction_stack_end</text:span></text:p>
      <text:p text:style-name="P18"><text:span text:style-name="T19"><text:s text:c="4"/>mov ss, sp</text:span></text:p>
      <text:p text:style-name="P18"><text:span text:style-name="T19"><text:s text:c="4"/>mov sp, offset interfunction_stack_end</text:span></text:p>
      <text:p text:style-name="P18"><text:soft-page-break/><text:span text:style-name="T19"/></text:p>
      <text:p text:style-name="P18"><text:span text:style-name="T19"><text:s text:c="4"/>; сохраняем регистры</text:span></text:p>
      <text:p text:style-name="P18"><text:span text:style-name="T19"><text:s text:c="4"/>push ax</text:span></text:p>
      <text:p text:style-name="P18"><text:span text:style-name="T19"><text:s text:c="4"/>push bx</text:span></text:p>
      <text:p text:style-name="P18"><text:span text:style-name="T19"><text:s text:c="4"/>push cx</text:span></text:p>
      <text:p text:style-name="P18"><text:span text:style-name="T19"><text:s text:c="4"/>push dx</text:span></text:p>
      <text:p text:style-name="P18"><text:span text:style-name="T19"/></text:p>
      <text:p text:style-name="P18"><text:span text:style-name="T19"><text:s text:c="12"/>;&lt;действия по обработке прерывания&gt;</text:span></text:p>
      <text:p text:style-name="P18"><text:span text:style-name="T19"><text:s text:c="4"/>mov ax, 8000 ; частота звука</text:span></text:p>
      <text:p text:style-name="P18"><text:span text:style-name="T19"><text:s text:c="4"/>mov cx, ax</text:span></text:p>
      <text:p text:style-name="P18"><text:span text:style-name="T19"><text:s text:c="4"/>mov al, 10110110b</text:span></text:p>
      <text:p text:style-name="P18"><text:span text:style-name="T19"><text:s text:c="4"/>out 43h, al ; код для установления канала 2 таймера-счетчика на работу в качестве делителя частоты</text:span></text:p>
      <text:p text:style-name="P18"><text:span text:style-name="T19"><text:s text:c="4"/>mov ax, cx ; заносим в ax высоту звука</text:span></text:p>
      <text:p text:style-name="P18"><text:span text:style-name="T19"><text:s text:c="4"/>out 42h, al</text:span></text:p>
      <text:p text:style-name="P18"><text:span text:style-name="T19"><text:s text:c="4"/>mov al, ah</text:span></text:p>
      <text:p text:style-name="P18"><text:span text:style-name="T19"><text:s text:c="4"/>out 42h, al ; заносим поочередно 2 байта в порт 42h</text:span></text:p>
      <text:p text:style-name="P18"><text:span text:style-name="T19"><text:s text:c="4"/>in al, 61h</text:span></text:p>
      <text:p text:style-name="P18"><text:span text:style-name="T19"><text:s text:c="4"/>mov ah, al</text:span></text:p>
      <text:p text:style-name="P18"><text:span text:style-name="T19"><text:s text:c="4"/>or al, 3</text:span></text:p>
      <text:p text:style-name="P18"><text:span text:style-name="T19"><text:s text:c="4"/>out 61h, al ; установление битов 0 и 1 в единицу</text:span></text:p>
      <text:p text:style-name="P18"><text:span text:style-name="T19"><text:s text:c="4"/>xor cx, cx ; cx = 0</text:span></text:p>
      <text:p text:style-name="P18"><text:span text:style-name="T19"><text:s text:c="4"/>loop $ ; цикл, пока динамик работает</text:span></text:p>
      <text:p text:style-name="P18"><text:span text:style-name="T19"><text:s text:c="4"/>mov al, ah</text:span></text:p>
      <text:p text:style-name="P18"><text:span text:style-name="T19"><text:s text:c="4"/>out 61h, al ; выключение динамика (изначальное значение порта 61h)</text:span></text:p>
      <text:p text:style-name="P18"><text:span text:style-name="T19"><text:s text:c="12"/>;&lt;конец действий по обработке прерывания&gt;</text:span></text:p>
      <text:p text:style-name="P18"><text:span text:style-name="T19"/></text:p>
      <text:p text:style-name="P18"><text:span text:style-name="T19"><text:s text:c="4"/>; разрешение обработки прерываний с более низкими уровнями, чем только что обработанное</text:span></text:p>
      <text:p text:style-name="P18"><text:span text:style-name="T19"><text:s text:c="4"/>mov al, 20h</text:span></text:p>
      <text:p text:style-name="P18"><text:span text:style-name="T19"><text:s text:c="4"/>out 20h, al</text:span></text:p>
      <text:p text:style-name="P18"><text:span text:style-name="T19"/></text:p>
      <text:p text:style-name="P18"><text:span text:style-name="T19"><text:s text:c="4"/>; восстанавливаем регистры</text:span></text:p>
      <text:p text:style-name="P18"><text:span text:style-name="T19"><text:s text:c="4"/>pop dx</text:span></text:p>
      <text:p text:style-name="P18"><text:span text:style-name="T19"><text:s text:c="4"/>pop cx</text:span></text:p>
      <text:p text:style-name="P18"><text:span text:style-name="T19"><text:s text:c="4"/>pop bx</text:span></text:p>
      <text:p text:style-name="P18"><text:span text:style-name="T19"><text:s text:c="4"/>pop ax</text:span></text:p>
      <text:p text:style-name="P18"><text:span text:style-name="T19"/></text:p>
      <text:p text:style-name="P18"><text:span text:style-name="T19"><text:s text:c="4"/>; восстанавливаем стек</text:span></text:p>
      <text:p text:style-name="P18"><text:span text:style-name="T19"><text:s text:c="4"/>mov sp, interfunction_keep_sp</text:span></text:p>
      <text:p text:style-name="P18"><text:span text:style-name="T19"><text:s text:c="4"/>mov ss, interfunction_keep_ss</text:span></text:p>
      <text:p text:style-name="P18"><text:span text:style-name="T19"/></text:p>
      <text:p text:style-name="P18"><text:span text:style-name="T19"><text:s text:c="4"/>iret</text:span></text:p>
      <text:p text:style-name="P18"><text:soft-page-break/><text:span text:style-name="T19"/></text:p>
      <text:p text:style-name="P18"><text:span text:style-name="T19">interfunction endp</text:span></text:p>
      <text:p text:style-name="P18"><text:span text:style-name="T19"/></text:p>
      <text:p text:style-name="P18"><text:span text:style-name="T19">main proc far</text:span></text:p>
      <text:p text:style-name="P18"><text:span text:style-name="T19"/></text:p>
      <text:p text:style-name="P18"><text:span text:style-name="T19"><text:s text:c="4"/>mov ax, @data</text:span></text:p>
      <text:p text:style-name="P18"><text:span text:style-name="T19"><text:s text:c="4"/>mov ds, ax</text:span></text:p>
      <text:p text:style-name="P18"><text:span text:style-name="T19"/></text:p>
      <text:p text:style-name="P18"><text:span text:style-name="T19"><text:s text:c="4"/>; сохраняем функцию прерывания</text:span></text:p>
      <text:p text:style-name="P18"><text:span text:style-name="T19"><text:s text:c="4"/>mov ah, 35h ; функция получения вектора</text:span></text:p>
      <text:p text:style-name="P18"><text:span text:style-name="T19"><text:s text:c="4"/>mov al, vector_n ; номер вектора</text:span></text:p>
      <text:p text:style-name="P18"><text:span text:style-name="T19"><text:s text:c="4"/>int 21h</text:span></text:p>
      <text:p text:style-name="P18"><text:span text:style-name="T19"><text:s text:c="4"/>mov keep_ip, bx ; запоминание смещения</text:span></text:p>
      <text:p text:style-name="P18"><text:span text:style-name="T19"><text:s text:c="4"/>mov keep_cs, es ; запоминание вектора прерывания</text:span></text:p>
      <text:p text:style-name="P18"><text:span text:style-name="T19"/></text:p>
      <text:p text:style-name="P18"><text:span text:style-name="T19"><text:s text:c="4"/>; устанавливаем нашу функцию прерывания</text:span></text:p>
      <text:p text:style-name="P18"><text:span text:style-name="T19"><text:s text:c="4"/>cli</text:span></text:p>
      <text:p text:style-name="P18"><text:span text:style-name="T19"><text:s text:c="4"/>mov bh, vector_n ; в bh номер вектора</text:span></text:p>
      <text:p text:style-name="P18"><text:span text:style-name="T19"><text:s text:c="4"/>push ds</text:span></text:p>
      <text:p text:style-name="P18"><text:span text:style-name="T19"><text:s text:c="4"/>mov dx, offset interfunction</text:span></text:p>
      <text:p text:style-name="P18"><text:span text:style-name="T19"><text:s text:c="4"/>mov ax, seg interfunction</text:span></text:p>
      <text:p text:style-name="P18"><text:span text:style-name="T19"><text:s text:c="4"/>mov ds, ax</text:span></text:p>
      <text:p text:style-name="P18"><text:span text:style-name="T19"><text:s text:c="4"/>mov ah, 25h ; функция установки вектора</text:span></text:p>
      <text:p text:style-name="P18"><text:span text:style-name="T19"><text:s text:c="4"/>mov al, bh ; номер вектора</text:span></text:p>
      <text:p text:style-name="P18"><text:span text:style-name="T19"><text:s text:c="4"/>int 21h</text:span></text:p>
      <text:p text:style-name="P18"><text:span text:style-name="T19"><text:s text:c="4"/>pop ds</text:span></text:p>
      <text:p text:style-name="P18"><text:span text:style-name="T19"><text:s text:c="4"/>sti</text:span></text:p>
      <text:p text:style-name="P18"><text:span text:style-name="T19"/></text:p>
      <text:p text:style-name="P18"><text:span text:style-name="T19"><text:s text:c="4"/>; ждём нажатия клавиши</text:span></text:p>
      <text:p text:style-name="P18"><text:span text:style-name="T19"><text:s text:c="4"/>mov ah, 1</text:span></text:p>
      <text:p text:style-name="P18"><text:span text:style-name="T19"><text:s text:c="4"/>int 21h</text:span></text:p>
      <text:p text:style-name="P18"><text:span text:style-name="T19"/></text:p>
      <text:p text:style-name="P18"><text:span text:style-name="T19"><text:s text:c="4"/>; возвращаем сохранённую функцию прерывания</text:span></text:p>
      <text:p text:style-name="P18"><text:span text:style-name="T19"><text:s text:c="4"/>cli</text:span></text:p>
      <text:p text:style-name="P18"><text:span text:style-name="T19"><text:s text:c="4"/>mov bh, vector_n ; в bh номер вектора</text:span></text:p>
      <text:p text:style-name="P18"><text:span text:style-name="T19"><text:s text:c="4"/>push ds</text:span></text:p>
      <text:p text:style-name="P18"><text:span text:style-name="T19"><text:s text:c="4"/>mov dx, keep_ip</text:span></text:p>
      <text:p text:style-name="P18"><text:span text:style-name="T19"><text:s text:c="4"/>mov ax, keep_cs</text:span></text:p>
      <text:p text:style-name="P18"><text:span text:style-name="T19"><text:s text:c="4"/>mov ds, ax</text:span></text:p>
      <text:p text:style-name="P18"><text:span text:style-name="T19"><text:s text:c="4"/>mov ah, 25h ; функция установки вектора</text:span></text:p>
      <text:p text:style-name="P18"><text:span text:style-name="T19"><text:s text:c="4"/>mov al, bh ; номер вектора</text:span></text:p>
      <text:p text:style-name="P18"><text:span text:style-name="T19"><text:s text:c="4"/>int 21h</text:span></text:p>
      <text:p text:style-name="P18"><text:span text:style-name="T19"><text:s text:c="4"/>pop ds</text:span></text:p>
      <text:p text:style-name="P18"><text:soft-page-break/><text:span text:style-name="T19"><text:s text:c="4"/>sti</text:span></text:p>
      <text:p text:style-name="P18"><text:span text:style-name="T19"/></text:p>
      <text:p text:style-name="P18"><text:span text:style-name="T19"><text:s text:c="4"/>; выход из программы</text:span></text:p>
      <text:p text:style-name="P18"><text:span text:style-name="T19"><text:s text:c="4"/>mov ah, 4ch</text:span></text:p>
      <text:p text:style-name="P18"><text:span text:style-name="T19"><text:s text:c="4"/>xor al, al</text:span></text:p>
      <text:p text:style-name="P18"><text:span text:style-name="T19"><text:s text:c="4"/>int 21h</text:span></text:p>
      <text:p text:style-name="P18"><text:span text:style-name="T19"/></text:p>
      <text:p text:style-name="P18"><text:span text:style-name="T19">main endp</text:span></text:p>
      <text:p text:style-name="P18"><text:span text:style-name="T19"/></text:p>
      <text:p text:style-name="P18"><text:span text:style-name="T19">end main</text:span></text:p>
      <text:p text:style-name="P16"><text:span text:style-name="T6">ПРИЛОЖЕНИЕ </text:span><text:span text:style-name="T8">Б</text:span></text:p>
      <text:p text:style-name="P17"><text:span text:style-name="T8">Листинг компиляции программы</text:span></text:p>
      <text:p text:style-name="P22"/>
      <text:p text:style-name="P18"><text:span text:style-name="T20">#Microsoft (R) Macro Assembler Version 5.10 <text:s text:c="17"/>12/27/21 16:52:0</text:span></text:p>
      <text:p text:style-name="P18"><text:span text:style-name="T20"><text:s text:c="61"/>Page <text:s text:c="4"/>1-1</text:span></text:p>
      <text:p text:style-name="P18"><text:span text:style-name="T20"/></text:p>
      <text:p text:style-name="P18"><text:span text:style-name="T20"/></text:p>
      <text:p text:style-name="P18"><text:span text:style-name="T20"><text:tab/><text:tab/><text:tab/><text:tab/>DOSSEG</text:span></text:p>
      <text:p text:style-name="P18"><text:span text:style-name="T20"><text:tab/><text:tab/><text:tab/><text:tab/></text:span></text:p>
      <text:p text:style-name="P18"><text:span text:style-name="T20"><text:tab/><text:tab/><text:tab/><text:tab/>.MODEL SMalL</text:span></text:p>
      <text:p text:style-name="P18"><text:span text:style-name="T20"><text:tab/><text:tab/><text:tab/><text:tab/></text:span></text:p>
      <text:p text:style-name="P18"><text:span text:style-name="T20"><text:tab/><text:tab/><text:tab/><text:tab/>.STaCK 100h</text:span></text:p>
      <text:p text:style-name="P18"><text:span text:style-name="T20"><text:tab/><text:tab/><text:tab/><text:tab/></text:span></text:p>
      <text:p text:style-name="P18"><text:span text:style-name="T20"><text:tab/><text:tab/><text:tab/><text:tab/>.DaTa</text:span></text:p>
      <text:p text:style-name="P18"><text:span text:style-name="T20"><text:tab/><text:tab/><text:tab/><text:tab/></text:span></text:p>
      <text:p text:style-name="P18"><text:span text:style-name="T20"><text:s/>0000 <text:s/>0000<text:tab/><text:tab/><text:tab/>keep_cs dw 0</text:span></text:p>
      <text:p text:style-name="P18"><text:span text:style-name="T20"><text:s/>0002 <text:s/>0000<text:tab/><text:tab/><text:tab/>keep_ip dw 0</text:span></text:p>
      <text:p text:style-name="P18"><text:span text:style-name="T20"><text:tab/><text:tab/><text:tab/><text:tab/></text:span></text:p>
      <text:p text:style-name="P18"><text:span text:style-name="T20"><text:tab/><text:tab/><text:tab/><text:tab/>; ÐœÐŸÐŒÐµÑ Ð²ÐµÐºÑÐŸÑÐ° Ð¿ÑÐµÑÑÐ²Ð°ÐœÐžÑ</text:span></text:p>
      <text:p text:style-name="P18"><text:span text:style-name="T20"><text:tab/><text:tab/><text:tab/><text:tab/></text:span></text:p>
      <text:p text:style-name="P18"><text:span text:style-name="T20"><text:s/>0004 <text:s/>08<text:tab/><text:tab/><text:tab/>vector_n db 08h</text:span></text:p>
      <text:p text:style-name="P18"><text:span text:style-name="T20"><text:tab/><text:tab/><text:tab/><text:tab/></text:span></text:p>
      <text:p text:style-name="P18"><text:span text:style-name="T20"><text:tab/><text:tab/><text:tab/><text:tab/>.CODE</text:span></text:p>
      <text:p text:style-name="P18"><text:span text:style-name="T20"><text:tab/><text:tab/><text:tab/><text:tab/></text:span></text:p>
      <text:p text:style-name="P18"><text:span text:style-name="T20"><text:tab/><text:tab/><text:tab/><text:tab/>; ÑÑÐœÐºÑÐžÑ-ÐŸÐ±ÑÐ°Ð±ÐŸÑÑÐžÐº Ð¿ÑÐµÑÑ</text:span></text:p>
      <text:p text:style-name="P18"><text:span text:style-name="T20"><text:tab/><text:tab/><text:tab/><text:tab/>Ð²Ð°ÐœÐžÑ</text:span></text:p>
      <text:p text:style-name="P18"><text:span text:style-name="T20"><text:tab/><text:tab/><text:tab/><text:tab/>; void interruption();</text:span></text:p>
      <text:p text:style-name="P18"><text:span text:style-name="T20"><text:s/>0000<text:tab/><text:tab/><text:tab/><text:tab/>interfunction proc far</text:span></text:p>
      <text:p text:style-name="P18"><text:span text:style-name="T20"><text:tab/><text:tab/><text:tab/><text:tab/></text:span></text:p>
      <text:p text:style-name="P18"><text:span text:style-name="T20"><text:s/>0000 <text:s/>EB 2D 90<text:tab/><text:tab/><text:tab/> <text:s text:c="4"/>jmp interfunction_start</text:span></text:p>
      <text:p text:style-name="P18"><text:span text:style-name="T20"><text:tab/><text:tab/><text:tab/><text:tab/></text:span></text:p>
      <text:p text:style-name="P18"><text:span text:style-name="T20"><text:s/>0003 <text:s/>0000<text:tab/><text:tab/><text:tab/>interfunction_keep_ss dw 0</text:span></text:p>
      <text:p text:style-name="P18"><text:span text:style-name="T20"><text:s/>0005 <text:s/>0000<text:tab/><text:tab/><text:tab/>interfunction_keep_sp dw 0</text:span></text:p>
      <text:p text:style-name="P18"><text:span text:style-name="T20"><text:s/>0007 <text:s/>0028[<text:tab/><text:tab/><text:tab/>interfunction_stack db 40 dup('#')</text:span></text:p>
      <text:p text:style-name="P18"><text:span text:style-name="T20"><text:tab/> <text:s text:c="2"/>23<text:tab/><text:tab/><text:tab/></text:span></text:p>
      <text:p text:style-name="P18"><text:span text:style-name="T20"><text:tab/><text:tab/><text:tab/> ]<text:tab/></text:span></text:p>
      <text:p text:style-name="P18"><text:span text:style-name="T20"><text:tab/><text:tab/><text:tab/><text:tab/></text:span></text:p>
      <text:p text:style-name="P18"><text:span text:style-name="T20"><text:s/>002F<text:tab/><text:tab/><text:tab/><text:tab/>interfunction_stack_end:</text:span></text:p>
      <text:p text:style-name="P18"><text:span text:style-name="T20"><text:tab/><text:tab/><text:tab/><text:tab/></text:span></text:p>
      <text:p text:style-name="P18"><text:span text:style-name="T20"><text:s/>002F<text:tab/><text:tab/><text:tab/><text:tab/>interfunction_start:</text:span></text:p>
      <text:p text:style-name="P18"><text:span text:style-name="T20"><text:tab/><text:tab/><text:tab/><text:tab/></text:span></text:p>
      <text:p text:style-name="P18"><text:soft-page-break/><text:span text:style-name="T20"><text:tab/><text:tab/><text:tab/><text:tab/> <text:s text:c="3"/>; ÑÐŸÑÑÐ°ÐœÑÐµÐŒ ÑÑÐµÐº</text:span></text:p>
      <text:p text:style-name="P18"><text:span text:style-name="T20"><text:s/>002F <text:s/>2E: 8C 16 0003 R<text:tab/><text:tab/> <text:s text:c="3"/>mov interfunction_keep_ss, ss</text:span></text:p>
      <text:p text:style-name="P18"><text:span text:style-name="T20"><text:s/>0034 <text:s/>2E: 89 26 0005 R<text:tab/><text:tab/> <text:s text:c="3"/>mov interfunction_keep_sp, sp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ÑÑÐ°ÐœÐ°Ð²Ð»ÐžÐ²Ð°ÐµÐŒ ÐœÐŸÐ²ÑÐ¹ ÑÑ</text:span></text:p>
      <text:p text:style-name="P18"><text:span text:style-name="T20"><text:tab/><text:tab/><text:tab/><text:tab/>ÐµÐº</text:span></text:p>
      <text:p text:style-name="P18"><text:span text:style-name="T20"><text:s/>0039 <text:s/>BC ---- R<text:tab/><text:tab/> <text:s text:c="3"/>mov sp, seg interfunction_stack_end</text:span></text:p>
      <text:p text:style-name="P18"><text:span text:style-name="T20"><text:s/>003C <text:s/>8E D4<text:tab/><text:tab/><text:tab/> <text:s text:c="3"/>mov ss, sp</text:span></text:p>
      <text:p text:style-name="P18"><text:span text:style-name="T20"><text:s/>003E <text:s/>BC 002F R<text:tab/><text:tab/> <text:s text:c="3"/>mov sp, offset interfunction_stack_end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ÐŸÑÑÐ°ÐœÑÐµÐŒ ÑÐµÐ³ÐžÑÑÑÑ</text:span></text:p>
      <text:p text:style-name="P18"><text:span text:style-name="T20"><text:s/>0041 <text:s/>50<text:tab/><text:tab/><text:tab/> <text:s text:c="3"/>push ax</text:span></text:p>
      <text:p text:style-name="P18"><text:span text:style-name="T20"><text:s/>0042 <text:s/>53<text:tab/><text:tab/><text:tab/> <text:s text:c="3"/>push bx</text:span></text:p>
      <text:p text:style-name="P18"><text:span text:style-name="T20"><text:s/>0043 <text:s/>51<text:tab/><text:tab/><text:tab/> <text:s text:c="3"/>push cx</text:span></text:p>
      <text:p text:style-name="P18"><text:span text:style-name="T20"><text:s/>0044 <text:s/>52<text:tab/><text:tab/><text:tab/> <text:s text:c="3"/>push dx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11"/>;&lt;ÐŽÐµÐ¹ÑÑÐ²ÐžÑ Ð¿ÐŸ ÐŸÐ±ÑÐ°Ð±Ð</text:span></text:p>
      <text:p text:style-name="P18"><text:span text:style-name="T20"><text:tab/><text:tab/><text:tab/><text:tab/>ŸÑÐºÐµ Ð¿ÑÐµÑÑÐ²Ð°ÐœÐžÑ&gt;</text:span></text:p>
      <text:p text:style-name="P18"><text:span text:style-name="T20"><text:s/>0045 <text:s/>B8 1F40<text:tab/><text:tab/><text:tab/> <text:s text:c="3"/>mov ax, 8000 ; ÑÐ°ÑÑÐŸÑÐ° Ð·Ð²ÑÐºÐ°</text:span></text:p>
      <text:p text:style-name="P18"><text:span text:style-name="T20"><text:s/>0048 <text:s/>8B C8<text:tab/><text:tab/><text:tab/> <text:s text:c="3"/>mov cx, ax</text:span></text:p>
      <text:p text:style-name="P18"><text:span text:style-name="T20">#Microsoft (R) Macro Assembler Version 5.10 <text:s text:c="17"/>12/27/21 16:52:0</text:span></text:p>
      <text:p text:style-name="P18"><text:span text:style-name="T20"><text:s text:c="61"/>Page <text:s text:c="4"/>1-2</text:span></text:p>
      <text:p text:style-name="P18"><text:span text:style-name="T20"/></text:p>
      <text:p text:style-name="P18"><text:span text:style-name="T20"/></text:p>
      <text:p text:style-name="P18"><text:span text:style-name="T20"><text:s/>004A <text:s/>B0 B6<text:tab/><text:tab/><text:tab/> <text:s text:c="3"/>mov al, 10110110b</text:span></text:p>
      <text:p text:style-name="P18"><text:span text:style-name="T20"><text:s/>004C <text:s/>E6 43<text:tab/><text:tab/><text:tab/> <text:s text:c="3"/>out 43h, al ; ÐºÐŸÐŽ ÐŽÐ»Ñ ÑÑÑÐ°ÐœÐŸÐ²Ð</text:span></text:p>
      <text:p text:style-name="P18"><text:span text:style-name="T20"><text:tab/><text:tab/><text:tab/><text:tab/>»ÐµÐœÐžÑ ÐºÐ°ÐœÐ°Ð»Ð° 2 ÑÐ°Ð¹ÐŒÐµÑÐ°-ÑÑÐµÑ</text:span></text:p>
      <text:p text:style-name="P18"><text:span text:style-name="T20"><text:tab/><text:tab/><text:tab/><text:tab/>ÑÐžÐºÐ° ÐœÐ° ÑÐ°Ð±ÐŸÑÑ Ð² ÐºÐ°ÑÐµÑÑÐ²Ðµ</text:span></text:p>
      <text:p text:style-name="P18"><text:span text:style-name="T20"><text:tab/><text:tab/><text:tab/><text:tab/> ÐŽÐµÐ»ÐžÑÐµÐ»Ñ ÑÐ°ÑÑÐŸÑÑ</text:span></text:p>
      <text:p text:style-name="P18"><text:span text:style-name="T20"><text:s/>004E <text:s/>8B C1<text:tab/><text:tab/><text:tab/> <text:s text:c="3"/>mov ax, cx ; Ð·Ð°ÐœÐŸÑÐžÐŒ Ð² ax Ð²ÑÑÐŸÑ</text:span></text:p>
      <text:p text:style-name="P18"><text:span text:style-name="T20"><text:tab/><text:tab/><text:tab/><text:tab/>Ñ Ð·Ð²ÑÐºÐ°</text:span></text:p>
      <text:p text:style-name="P18"><text:span text:style-name="T20"><text:s/>0050 <text:s/>E6 42<text:tab/><text:tab/><text:tab/> <text:s text:c="3"/>out 42h, al</text:span></text:p>
      <text:p text:style-name="P18"><text:span text:style-name="T20"><text:s/>0052 <text:s/>8A C4<text:tab/><text:tab/><text:tab/> <text:s text:c="3"/>mov al, ah</text:span></text:p>
      <text:p text:style-name="P18"><text:span text:style-name="T20"><text:s/>0054 <text:s/>E6 42<text:tab/><text:tab/><text:tab/> <text:s text:c="3"/>out 42h, al ; Ð·Ð°ÐœÐŸÑÐžÐŒ Ð¿ÐŸÐŸÑÐµÑÐµ</text:span></text:p>
      <text:p text:style-name="P18"><text:span text:style-name="T20"><text:tab/><text:tab/><text:tab/><text:tab/>ÐŽÐœÐŸ 2 Ð±Ð°Ð¹ÑÐ° Ð² Ð¿ÐŸÑÑ 42h</text:span></text:p>
      <text:p text:style-name="P18"><text:span text:style-name="T20"><text:s/>0056 <text:s/>E4 61<text:tab/><text:tab/><text:tab/> <text:s text:c="3"/>in al, 61h</text:span></text:p>
      <text:p text:style-name="P18"><text:span text:style-name="T20"><text:s/>0058 <text:s/>8A E0<text:tab/><text:tab/><text:tab/> <text:s text:c="3"/>mov ah, al</text:span></text:p>
      <text:p text:style-name="P18"><text:span text:style-name="T20"><text:s/>005A <text:s/>0C 03<text:tab/><text:tab/><text:tab/> <text:s text:c="3"/>or al, 3</text:span></text:p>
      <text:p text:style-name="P18"><text:span text:style-name="T20"><text:s/>005C <text:s/>E6 61<text:tab/><text:tab/><text:tab/> <text:s text:c="3"/>out 61h, al ; ÑÑÑÐ°ÐœÐŸÐ²Ð»ÐµÐœÐžÐµ Ð±Ðž</text:span></text:p>
      <text:p text:style-name="P18"><text:span text:style-name="T20"><text:tab/><text:tab/><text:tab/><text:tab/>ÑÐŸÐ² 0 Ðž 1 Ð² ÐµÐŽÐžÐœÐžÑÑ</text:span></text:p>
      <text:p text:style-name="P18"><text:span text:style-name="T20"><text:s/>005E <text:s/>33 C9<text:tab/><text:tab/><text:tab/> <text:s text:c="3"/>xor cx, cx ; cx = 0</text:span></text:p>
      <text:p text:style-name="P18"><text:span text:style-name="T20"><text:s/>0060 <text:s/>E2 FE<text:tab/><text:tab/><text:tab/> <text:s text:c="3"/>loop $ ; ÑÐžÐºÐ», Ð¿ÐŸÐºÐ° ÐŽÐžÐœÐ°ÐŒÐžÐº </text:span></text:p>
      <text:p text:style-name="P18"><text:span text:style-name="T20"><text:tab/><text:tab/><text:tab/><text:tab/>ÑÐ°Ð±ÐŸÑÐ°ÐµÑ</text:span></text:p>
      <text:p text:style-name="P18"><text:span text:style-name="T20"><text:s/>0062 <text:s/>8A C4<text:tab/><text:tab/><text:tab/> <text:s text:c="3"/>mov al, ah</text:span></text:p>
      <text:p text:style-name="P18"><text:soft-page-break/><text:span text:style-name="T20"><text:s/>0064 <text:s/>E6 61<text:tab/><text:tab/><text:tab/> <text:s text:c="3"/>out 61h, al ; Ð²ÑÐºÐ»ÑÑÐµÐœÐžÐµ ÐŽÐžÐœÐ°</text:span></text:p>
      <text:p text:style-name="P18"><text:span text:style-name="T20"><text:tab/><text:tab/><text:tab/><text:tab/>ÐŒÐžÐºÐ° (ÐžÐ·ÐœÐ°ÑÐ°Ð»ÑÐœÐŸÐµ Ð·ÐœÐ°ÑÐµÐœÐž</text:span></text:p>
      <text:p text:style-name="P18"><text:span text:style-name="T20"><text:tab/><text:tab/><text:tab/><text:tab/>Ðµ Ð¿ÐŸÑÑÐ° 61h)</text:span></text:p>
      <text:p text:style-name="P18"><text:span text:style-name="T20"><text:tab/><text:tab/><text:tab/><text:tab/> <text:s text:c="11"/>;&lt;ÐºÐŸÐœÐµÑ ÐŽÐµÐ¹ÑÑÐ²ÐžÐ¹ Ð¿ÐŸ </text:span></text:p>
      <text:p text:style-name="P18"><text:span text:style-name="T20"><text:tab/><text:tab/><text:tab/><text:tab/>ÐŸÐ±ÑÐ°Ð±ÐŸÑÐºÐµ Ð¿ÑÐµÑÑÐ²Ð°ÐœÐžÑ&gt;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Ð°Ð·ÑÐµÑÐµÐœÐžÐµ ÐŸÐ±ÑÐ°Ð±ÐŸÑÐºÐž Ð</text:span></text:p>
      <text:p text:style-name="P18"><text:span text:style-name="T20"><text:tab/><text:tab/><text:tab/><text:tab/>¿ÑÐµÑÑÐ²Ð°ÐœÐžÐ¹ Ñ Ð±ÐŸÐ»ÐµÐµ ÐœÐžÐ·ÐºÐžÐŒÐ</text:span></text:p>
      <text:p text:style-name="P18"><text:span text:style-name="T20"><text:tab/><text:tab/><text:tab/><text:tab/>ž ÑÑÐŸÐ²ÐœÑÐŒÐž, ÑÐµÐŒ ÑÐŸÐ»ÑÐºÐŸ ÑÑÐŸ </text:span></text:p>
      <text:p text:style-name="P18"><text:span text:style-name="T20"><text:tab/><text:tab/><text:tab/><text:tab/>ÐŸÐ±ÑÐ°Ð±ÐŸÑÐ°ÐœÐœÐŸÐµ</text:span></text:p>
      <text:p text:style-name="P18"><text:span text:style-name="T20"><text:s/>0066 <text:s/>B0 20<text:tab/><text:tab/><text:tab/> <text:s text:c="3"/>mov al, 20h</text:span></text:p>
      <text:p text:style-name="P18"><text:span text:style-name="T20"><text:s/>0068 <text:s/>E6 20<text:tab/><text:tab/><text:tab/> <text:s text:c="3"/>out 20h, al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²ÐŸÑÑÑÐ°ÐœÐ°Ð²Ð»ÐžÐ²Ð°ÐµÐŒ ÑÐµÐ³ÐžÑ</text:span></text:p>
      <text:p text:style-name="P18"><text:span text:style-name="T20"><text:tab/><text:tab/><text:tab/><text:tab/>ÑÑÑ</text:span></text:p>
      <text:p text:style-name="P18"><text:span text:style-name="T20"><text:s/>006A <text:s/>5A<text:tab/><text:tab/><text:tab/> <text:s text:c="3"/>pop dx</text:span></text:p>
      <text:p text:style-name="P18"><text:span text:style-name="T20"><text:s/>006B <text:s/>59<text:tab/><text:tab/><text:tab/> <text:s text:c="3"/>pop cx</text:span></text:p>
      <text:p text:style-name="P18"><text:span text:style-name="T20"><text:s/>006C <text:s/>5B<text:tab/><text:tab/><text:tab/> <text:s text:c="3"/>pop bx</text:span></text:p>
      <text:p text:style-name="P18"><text:span text:style-name="T20"><text:s/>006D <text:s/>58<text:tab/><text:tab/><text:tab/> <text:s text:c="3"/>pop ax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²ÐŸÑÑÑÐ°ÐœÐ°Ð²Ð»ÐžÐ²Ð°ÐµÐŒ ÑÑÐµÐº</text:span></text:p>
      <text:p text:style-name="P18"><text:span text:style-name="T20"><text:s/>006E <text:s/>2E: 8B 26 0005 R<text:tab/><text:tab/> <text:s text:c="3"/>mov sp, interfunction_keep_sp</text:span></text:p>
      <text:p text:style-name="P18"><text:span text:style-name="T20"><text:s/>0073 <text:s/>2E: 8E 16 0003 R<text:tab/><text:tab/> <text:s text:c="3"/>mov ss, interfunction_keep_ss</text:span></text:p>
      <text:p text:style-name="P18"><text:span text:style-name="T20"><text:tab/><text:tab/><text:tab/><text:tab/></text:span></text:p>
      <text:p text:style-name="P18"><text:span text:style-name="T20"><text:s/>0078 <text:s/>CF<text:tab/><text:tab/><text:tab/> <text:s text:c="3"/>iret</text:span></text:p>
      <text:p text:style-name="P18"><text:span text:style-name="T20"><text:tab/><text:tab/><text:tab/><text:tab/></text:span></text:p>
      <text:p text:style-name="P18"><text:span text:style-name="T20"><text:s/>0079<text:tab/><text:tab/><text:tab/><text:tab/>interfunction endp</text:span></text:p>
      <text:p text:style-name="P18"><text:span text:style-name="T20"><text:tab/><text:tab/><text:tab/><text:tab/></text:span></text:p>
      <text:p text:style-name="P18"><text:span text:style-name="T20"><text:s/>0079<text:tab/><text:tab/><text:tab/><text:tab/>main proc far</text:span></text:p>
      <text:p text:style-name="P18"><text:span text:style-name="T20"><text:tab/><text:tab/><text:tab/><text:tab/></text:span></text:p>
      <text:p text:style-name="P18"><text:span text:style-name="T20"><text:s/>0079 <text:s/>B8 ---- R<text:tab/><text:tab/> <text:s text:c="3"/>mov ax, @data</text:span></text:p>
      <text:p text:style-name="P18"><text:span text:style-name="T20"><text:s/>007C <text:s/>8E D8<text:tab/><text:tab/><text:tab/> <text:s text:c="3"/>mov ds, ax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ÐŸÑÑÐ°ÐœÑÐµÐŒ ÑÑÐœÐºÑÐžÑ Ð¿ÑÐµÑ</text:span></text:p>
      <text:p text:style-name="P18"><text:span text:style-name="T20">#Microsoft (R) Macro Assembler Version 5.10 <text:s text:c="17"/>12/27/21 16:52:0</text:span></text:p>
      <text:p text:style-name="P18"><text:span text:style-name="T20"><text:s text:c="61"/>Page <text:s text:c="4"/>1-3</text:span></text:p>
      <text:p text:style-name="P18"><text:span text:style-name="T20"/></text:p>
      <text:p text:style-name="P18"><text:span text:style-name="T20"/></text:p>
      <text:p text:style-name="P18"><text:span text:style-name="T20"><text:tab/><text:tab/><text:tab/><text:tab/>ÑÐ²Ð°ÐœÐžÑ</text:span></text:p>
      <text:p text:style-name="P18"><text:span text:style-name="T20"><text:s/>007E <text:s/>B4 35<text:tab/><text:tab/><text:tab/> <text:s text:c="3"/>mov ah, 35h ; ÑÑÐœÐºÑÐžÑ Ð¿ÐŸÐ»ÑÑÐµÐœ</text:span></text:p>
      <text:p text:style-name="P18"><text:span text:style-name="T20"><text:tab/><text:tab/><text:tab/><text:tab/>ÐžÑ Ð²ÐµÐºÑÐŸÑÐ°</text:span></text:p>
      <text:p text:style-name="P18"><text:span text:style-name="T20"><text:s/>0080 <text:s/>A0 0004 R<text:tab/><text:tab/> <text:s text:c="3"/>mov al, vector_n ; ÐœÐŸÐŒÐµÑ Ð²ÐµÐºÑÐŸÑÐ</text:span></text:p>
      <text:p text:style-name="P18"><text:span text:style-name="T20"><text:tab/><text:tab/><text:tab/><text:tab/>°</text:span></text:p>
      <text:p text:style-name="P18"><text:soft-page-break/><text:span text:style-name="T20"><text:s/>0083 <text:s/>CD 21<text:tab/><text:tab/><text:tab/> <text:s text:c="3"/>int 21h</text:span></text:p>
      <text:p text:style-name="P18"><text:span text:style-name="T20"><text:s/>0085 <text:s/>89 1E 0002 R<text:tab/><text:tab/> <text:s text:c="3"/>mov keep_ip, bx ; Ð·Ð°Ð¿ÐŸÐŒÐžÐœÐ°ÐœÐžÐµ Ñ</text:span></text:p>
      <text:p text:style-name="P18"><text:span text:style-name="T20"><text:tab/><text:tab/><text:tab/><text:tab/>ÐŒÐµÑÐµÐœÐžÑ</text:span></text:p>
      <text:p text:style-name="P18"><text:span text:style-name="T20"><text:s/>0089 <text:s/>8C 06 0000 R<text:tab/><text:tab/> <text:s text:c="3"/>mov keep_cs, es ; Ð·Ð°Ð¿ÐŸÐŒÐžÐœÐ°ÐœÐžÐµ Ð²</text:span></text:p>
      <text:p text:style-name="P18"><text:span text:style-name="T20"><text:tab/><text:tab/><text:tab/><text:tab/>ÐµÐºÑÐŸÑÐ° Ð¿ÑÐµÑÑÐ²Ð°ÐœÐžÑ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ÑÑÑÐ°ÐœÐ°Ð²Ð»ÐžÐ²Ð°ÐµÐŒ ÐœÐ°ÑÑ ÑÑÐ</text:span></text:p>
      <text:p text:style-name="P18"><text:span text:style-name="T20"><text:tab/><text:tab/><text:tab/><text:tab/>œÐºÑÐžÑ Ð¿ÑÐµÑÑÐ²Ð°ÐœÐžÑ</text:span></text:p>
      <text:p text:style-name="P18"><text:span text:style-name="T20"><text:s/>008D <text:s/>FA<text:tab/><text:tab/><text:tab/> <text:s text:c="3"/>cli</text:span></text:p>
      <text:p text:style-name="P18"><text:span text:style-name="T20"><text:s/>008E <text:s/>8A 3E 0004 R<text:tab/><text:tab/> <text:s text:c="3"/>mov bh, vector_n ; Ð² bh ÐœÐŸÐŒÐµÑ Ð²ÐµÐºÑ</text:span></text:p>
      <text:p text:style-name="P18"><text:span text:style-name="T20"><text:tab/><text:tab/><text:tab/><text:tab/>ÐŸÑÐ°</text:span></text:p>
      <text:p text:style-name="P18"><text:span text:style-name="T20"><text:s/>0092 <text:s/>1E<text:tab/><text:tab/><text:tab/> <text:s text:c="3"/>push ds</text:span></text:p>
      <text:p text:style-name="P18"><text:span text:style-name="T20"><text:s/>0093 <text:s/>BA 0000 R<text:tab/><text:tab/> <text:s text:c="3"/>mov dx, offset interfunction</text:span></text:p>
      <text:p text:style-name="P18"><text:span text:style-name="T20"><text:s/>0096 <text:s/>B8 ---- R<text:tab/><text:tab/> <text:s text:c="3"/>mov ax, seg interfunction</text:span></text:p>
      <text:p text:style-name="P18"><text:span text:style-name="T20"><text:s/>0099 <text:s/>8E D8<text:tab/><text:tab/><text:tab/> <text:s text:c="3"/>mov ds, ax</text:span></text:p>
      <text:p text:style-name="P18"><text:span text:style-name="T20"><text:s/>009B <text:s/>B4 25<text:tab/><text:tab/><text:tab/> <text:s text:c="3"/>mov ah, 25h ; ÑÑÐœÐºÑÐžÑ ÑÑÑÐ°ÐœÐŸÐ²</text:span></text:p>
      <text:p text:style-name="P18"><text:span text:style-name="T20"><text:tab/><text:tab/><text:tab/><text:tab/>ÐºÐž Ð²ÐµÐºÑÐŸÑÐ°</text:span></text:p>
      <text:p text:style-name="P18"><text:span text:style-name="T20"><text:s/>009D <text:s/>8A C7<text:tab/><text:tab/><text:tab/> <text:s text:c="3"/>mov al, bh ; ÐœÐŸÐŒÐµÑ Ð²ÐµÐºÑÐŸÑÐ°</text:span></text:p>
      <text:p text:style-name="P18"><text:span text:style-name="T20"><text:s/>009F <text:s/>CD 21<text:tab/><text:tab/><text:tab/> <text:s text:c="3"/>int 21h</text:span></text:p>
      <text:p text:style-name="P18"><text:span text:style-name="T20"><text:s/>00A1 <text:s/>1F<text:tab/><text:tab/><text:tab/> <text:s text:c="3"/>pop ds</text:span></text:p>
      <text:p text:style-name="P18"><text:span text:style-name="T20"><text:s/>00A2 <text:s/>FB<text:tab/><text:tab/><text:tab/> <text:s text:c="3"/>sti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¶ÐŽÑÐŒ ÐœÐ°Ð¶Ð°ÑÐžÑ ÐºÐ»Ð°Ð²ÐžÑÐž</text:span></text:p>
      <text:p text:style-name="P18"><text:span text:style-name="T20"><text:s/>00A3 <text:s/>B4 01<text:tab/><text:tab/><text:tab/> <text:s text:c="3"/>mov ah, 1</text:span></text:p>
      <text:p text:style-name="P18"><text:span text:style-name="T20"><text:s/>00A5 <text:s/>CD 21<text:tab/><text:tab/><text:tab/> <text:s text:c="3"/>int 21h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²ÐŸÐ·Ð²ÑÐ°ÑÐ°ÐµÐŒ ÑÐŸÑÑÐ°ÐœÑÐœÐœÑ</text:span></text:p>
      <text:p text:style-name="P18"><text:span text:style-name="T20"><text:tab/><text:tab/><text:tab/><text:tab/>Ñ ÑÑÐœÐºÑÐžÑ Ð¿ÑÐµÑÑÐ²Ð°ÐœÐžÑ</text:span></text:p>
      <text:p text:style-name="P18"><text:span text:style-name="T20"><text:s/>00A7 <text:s/>FA<text:tab/><text:tab/><text:tab/> <text:s text:c="3"/>cli</text:span></text:p>
      <text:p text:style-name="P18"><text:span text:style-name="T20"><text:s/>00A8 <text:s/>8A 3E 0004 R<text:tab/><text:tab/> <text:s text:c="3"/>mov bh, vector_n ; Ð² bh ÐœÐŸÐŒÐµÑ Ð²ÐµÐºÑ</text:span></text:p>
      <text:p text:style-name="P18"><text:span text:style-name="T20"><text:tab/><text:tab/><text:tab/><text:tab/>ÐŸÑÐ°</text:span></text:p>
      <text:p text:style-name="P18"><text:span text:style-name="T20"><text:s/>00AC <text:s/>1E<text:tab/><text:tab/><text:tab/> <text:s text:c="3"/>push ds</text:span></text:p>
      <text:p text:style-name="P18"><text:span text:style-name="T20"><text:s/>00AD <text:s/>8B 16 0002 R<text:tab/><text:tab/> <text:s text:c="3"/>mov dx, keep_ip</text:span></text:p>
      <text:p text:style-name="P18"><text:span text:style-name="T20"><text:s/>00B1 <text:s/>A1 0000 R<text:tab/><text:tab/> <text:s text:c="3"/>mov ax, keep_cs</text:span></text:p>
      <text:p text:style-name="P18"><text:span text:style-name="T20"><text:s/>00B4 <text:s/>8E D8<text:tab/><text:tab/><text:tab/> <text:s text:c="3"/>mov ds, ax</text:span></text:p>
      <text:p text:style-name="P18"><text:span text:style-name="T20"><text:s/>00B6 <text:s/>B4 25<text:tab/><text:tab/><text:tab/> <text:s text:c="3"/>mov ah, 25h ; ÑÑÐœÐºÑÐžÑ ÑÑÑÐ°ÐœÐŸÐ²</text:span></text:p>
      <text:p text:style-name="P18"><text:span text:style-name="T20"><text:tab/><text:tab/><text:tab/><text:tab/>ÐºÐž Ð²ÐµÐºÑÐŸÑÐ°</text:span></text:p>
      <text:p text:style-name="P18"><text:span text:style-name="T20"><text:s/>00B8 <text:s/>8A C7<text:tab/><text:tab/><text:tab/> <text:s text:c="3"/>mov al, bh ; ÐœÐŸÐŒÐµÑ Ð²ÐµÐºÑÐŸÑÐ°</text:span></text:p>
      <text:p text:style-name="P18"><text:span text:style-name="T20"><text:s/>00BA <text:s/>CD 21<text:tab/><text:tab/><text:tab/> <text:s text:c="3"/>int 21h</text:span></text:p>
      <text:p text:style-name="P18"><text:span text:style-name="T20"><text:s/>00BC <text:s/>1F<text:tab/><text:tab/><text:tab/> <text:s text:c="3"/>pop ds</text:span></text:p>
      <text:p text:style-name="P18"><text:span text:style-name="T20"><text:s/>00BD <text:s/>FB<text:tab/><text:tab/><text:tab/> <text:s text:c="3"/>sti</text:span></text:p>
      <text:p text:style-name="P18"><text:span text:style-name="T20"><text:tab/><text:tab/><text:tab/><text:tab/></text:span></text:p>
      <text:p text:style-name="P18"><text:span text:style-name="T20"><text:tab/><text:tab/><text:tab/><text:tab/> <text:s text:c="3"/>; Ð²ÑÑÐŸÐŽ ÐžÐ· Ð¿ÑÐŸÐ³ÑÐ°ÐŒÐŒÑ</text:span></text:p>
      <text:p text:style-name="P18"><text:span text:style-name="T20"><text:s/>00BE <text:s/>B4 4C<text:tab/><text:tab/><text:tab/> <text:s text:c="3"/>mov ah, 4ch</text:span></text:p>
      <text:p text:style-name="P18"><text:span text:style-name="T20"><text:s/>00C0 <text:s/>32 C0<text:tab/><text:tab/><text:tab/> <text:s text:c="3"/>xor al, al</text:span></text:p>
      <text:p text:style-name="P18"><text:soft-page-break/><text:span text:style-name="T20"><text:s/>00C2 <text:s/>CD 21<text:tab/><text:tab/><text:tab/> <text:s text:c="3"/>int 21h</text:span></text:p>
      <text:p text:style-name="P18"><text:span text:style-name="T20"><text:tab/><text:tab/><text:tab/><text:tab/></text:span></text:p>
      <text:p text:style-name="P18"><text:span text:style-name="T20"><text:s/>00C4<text:tab/><text:tab/><text:tab/><text:tab/>main endp</text:span></text:p>
      <text:p text:style-name="P18"><text:span text:style-name="T20"><text:tab/><text:tab/><text:tab/><text:tab/></text:span></text:p>
      <text:p text:style-name="P18"><text:span text:style-name="T20">#Microsoft (R) Macro Assembler Version 5.10 <text:s text:c="17"/>12/27/21 16:52:0</text:span></text:p>
      <text:p text:style-name="P18"><text:span text:style-name="T20"><text:s text:c="61"/>Page <text:s text:c="4"/>1-4</text:span></text:p>
      <text:p text:style-name="P18"><text:span text:style-name="T20"/></text:p>
      <text:p text:style-name="P18"><text:span text:style-name="T20"/></text:p>
      <text:p text:style-name="P18"><text:span text:style-name="T20"><text:tab/><text:tab/><text:tab/><text:tab/>end main</text:span></text:p>
      <text:p text:style-name="P18"><text:span text:style-name="T20">#Microsoft (R) Macro Assembler Version 5.10 <text:s text:c="17"/>12/27/21 16:52:0</text:span></text:p>
      <text:p text:style-name="P18"><text:span text:style-name="T20"><text:s text:c="61"/>Symbols-1</text:span></text:p>
      <text:p text:style-name="P18"><text:span text:style-name="T20"/></text:p>
      <text:p text:style-name="P18"><text:span text:style-name="T20"/></text:p>
      <text:p text:style-name="P18"><text:span text:style-name="T20">Segments and Groups:</text:span></text:p>
      <text:p text:style-name="P18"><text:span text:style-name="T20"/></text:p>
      <text:p text:style-name="P18"><text:span text:style-name="T20"><text:s text:c="16"/>N a m e <text:s text:c="8"/><text:tab/>Length<text:tab/> Align<text:tab/>Combine Class</text:span></text:p>
      <text:p text:style-name="P18"><text:span text:style-name="T20"/></text:p>
      <text:p text:style-name="P18"><text:span text:style-name="T20">DGROUP . . . . . . . . . . . . . <text:s/><text:tab/>GROUP</text:span></text:p>
      <text:p text:style-name="P18"><text:span text:style-name="T20"><text:s text:c="2"/>_DATA <text:s/>. . . . . . . . . . . . <text:s/><text:tab/>0005<text:tab/>WORD<text:tab/>PUBLIC<text:tab/>'DATA'</text:span></text:p>
      <text:p text:style-name="P18"><text:span text:style-name="T20"><text:s text:c="2"/>STACK <text:s/>. . . . . . . . . . . . <text:s/><text:tab/>0100<text:tab/>PARA<text:tab/>STACK<text:tab/>'STACK'</text:span></text:p>
      <text:p text:style-name="P18"><text:span text:style-name="T20">_TEXT <text:s/>. . . . . . . . . . . . . <text:s/><text:tab/>00C4<text:tab/>WORD<text:tab/>PUBLIC<text:tab/>'CODE'</text:span></text:p>
      <text:p text:style-name="P18"><text:span text:style-name="T20"/></text:p>
      <text:p text:style-name="P18"><text:span text:style-name="T20">Symbols: <text:s text:c="11"/></text:span></text:p>
      <text:p text:style-name="P18"><text:span text:style-name="T20"/></text:p>
      <text:p text:style-name="P18"><text:span text:style-name="T20"><text:s text:c="16"/>N a m e <text:s text:c="8"/><text:tab/>Type<text:tab/> Value<text:tab/> Attr</text:span></text:p>
      <text:p text:style-name="P18"><text:span text:style-name="T20"/></text:p>
      <text:p text:style-name="P18"><text:span text:style-name="T20">INTERFUNCTION <text:s/>. . . . . . . . . <text:s/><text:tab/>F PROC<text:tab/>0000<text:tab/>_TEXT<text:tab/>Length = 0079</text:span></text:p>
      <text:p text:style-name="P18"><text:span text:style-name="T20">INTERFUNCTION_KEEP_SP <text:s/>. . . . . <text:s/><text:tab/>L WORD<text:tab/>0005<text:tab/>_TEXT</text:span></text:p>
      <text:p text:style-name="P18"><text:span text:style-name="T20">INTERFUNCTION_KEEP_SS <text:s/>. . . . . <text:s/><text:tab/>L WORD<text:tab/>0003<text:tab/>_TEXT</text:span></text:p>
      <text:p text:style-name="P18"><text:span text:style-name="T20">INTERFUNCTION_STACK <text:s/>. . . . . . <text:s/><text:tab/>L BYTE<text:tab/>0007<text:tab/>_TEXT<text:tab/>Length = 0028</text:span></text:p>
      <text:p text:style-name="P18"><text:span text:style-name="T20">INTERFUNCTION_STACK_END <text:s/>. . . . <text:s/><text:tab/>L NEAR<text:tab/>002F<text:tab/>_TEXT</text:span></text:p>
      <text:p text:style-name="P18"><text:span text:style-name="T20">INTERFUNCTION_START <text:s/>. . . . . . <text:s/><text:tab/>L NEAR<text:tab/>002F<text:tab/>_TEXT</text:span></text:p>
      <text:p text:style-name="P18"><text:span text:style-name="T20"/></text:p>
      <text:p text:style-name="P18"><text:span text:style-name="T20">KEEP_CS <text:s/>. . . . . . . . . . . . <text:s/><text:tab/>L WORD<text:tab/>0000<text:tab/>_DATA</text:span></text:p>
      <text:p text:style-name="P18"><text:span text:style-name="T20">KEEP_IP <text:s/>. . . . . . . . . . . . <text:s/><text:tab/>L WORD<text:tab/>0002<text:tab/>_DATA</text:span></text:p>
      <text:p text:style-name="P18"><text:span text:style-name="T20"/></text:p>
      <text:p text:style-name="P18"><text:span text:style-name="T20">MAIN . . . . . . . . . . . . . . <text:s/><text:tab/>F PROC<text:tab/>0079<text:tab/>_TEXT<text:tab/>Length = 004B</text:span></text:p>
      <text:p text:style-name="P18"><text:span text:style-name="T20"/></text:p>
      <text:p text:style-name="P18"><text:span text:style-name="T20">VECTOR_N . . . . . . . . . . . . <text:s/><text:tab/>L BYTE<text:tab/>0004<text:tab/>_DATA</text:span></text:p>
      <text:p text:style-name="P18"><text:span text:style-name="T20"/></text:p>
      <text:p text:style-name="P18"><text:span text:style-name="T20">@CODE <text:s/>. . . . . . . . . . . . . <text:s/><text:tab/>TEXT <text:s/>_TEXT<text:tab/><text:tab/></text:span></text:p>
      <text:p text:style-name="P18"><text:soft-page-break/><text:span text:style-name="T20">@CODESIZE <text:s/>. . . . . . . . . . . <text:s/><text:tab/>TEXT <text:s/>0<text:tab/><text:tab/></text:span></text:p>
      <text:p text:style-name="P18"><text:span text:style-name="T20">@CPU . . . . . . . . . . . . . . <text:s/><text:tab/>TEXT <text:s/>0101h<text:tab/><text:tab/></text:span></text:p>
      <text:p text:style-name="P18"><text:span text:style-name="T20">@DATASIZE <text:s/>. . . . . . . . . . . <text:s/><text:tab/>TEXT <text:s/>0<text:tab/><text:tab/></text:span></text:p>
      <text:p text:style-name="P18"><text:span text:style-name="T20">@FILENAME <text:s/>. . . . . . . . . . . <text:s/><text:tab/>TEXT <text:s/>lab5<text:tab/><text:tab/></text:span></text:p>
      <text:p text:style-name="P18"><text:span text:style-name="T20">@VERSION . . . . . . . . . . . . <text:s/><text:tab/>TEXT <text:s/>510<text:tab/><text:tab/></text:span></text:p>
      <text:p text:style-name="P18"><text:span text:style-name="T20"/></text:p>
      <text:p text:style-name="P18"><text:span text:style-name="T20"/></text:p>
      <text:p text:style-name="P18"><text:span text:style-name="T20"><text:s text:c="4"/>131 Source <text:s/>Lines</text:span></text:p>
      <text:p text:style-name="P18"><text:span text:style-name="T20"><text:s text:c="4"/>131 Total <text:s text:c="2"/>Lines</text:span></text:p>
      <text:p text:style-name="P18"><text:span text:style-name="T20"><text:s text:c="5"/>27 Symbols</text:span></text:p>
      <text:p text:style-name="P18"><text:span text:style-name="T20"/></text:p>
      <text:p text:style-name="P18"><text:span text:style-name="T20"><text:s text:c="2"/>47950 + 453165 Bytes symbol space free</text:span></text:p>
      <text:p text:style-name="P18"><text:span text:style-name="T20"/></text:p>
      <text:p text:style-name="P18"><text:span text:style-name="T20"><text:s text:c="6"/>0 Warning Errors</text:span></text:p>
      <text:p text:style-name="P18"><text:span text:style-name="T20"><text:s text:c="6"/>0 Severe <text:s/>Erro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2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2-27T16:53:28.322619334</dc:date>
    <meta:editing-cycles>28</meta:editing-cycles>
    <dc:title>ПРОЕКТ ЛЭТИ</dc:title>
    <meta:editing-duration>P1DT54M46S</meta:editing-duration>
    <meta:generator>LibreOffice/7.1.8.1$Linux_X86_64 LibreOffice_project/10$Build-1</meta:generator>
    <meta:document-statistic meta:table-count="1" meta:image-count="0" meta:object-count="0" meta:page-count="12" meta:paragraph-count="337" meta:word-count="2144" meta:character-count="10809" meta:non-whitespace-character-count="7606"/>
    <meta:user-defined meta:name="AppVersion">15.0000</meta:user-defined>
    <meta:template xlink:type="simple" xlink:actuate="onRequest" xlink:title="Normal.dotm" xlink:href=""/>
  </office:meta>
</office:document-meta>
</file>